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officeooo:rsid="000b7bb8" officeooo:paragraph-rsid="000b7bb8" style:font-size-asian="16pt" style:font-size-complex="16pt"/>
    </style:style>
    <style:style style:name="P2" style:family="paragraph" style:parent-style-name="Standard">
      <style:text-properties fo:font-size="16pt" officeooo:rsid="000b80f8" officeooo:paragraph-rsid="000b80f8" style:font-size-asian="16pt" style:font-size-complex="16pt"/>
    </style:style>
    <style:style style:name="P3" style:family="paragraph" style:parent-style-name="Standard">
      <style:text-properties fo:font-size="16pt" officeooo:rsid="000b80f8" officeooo:paragraph-rsid="000c131a" style:font-size-asian="16pt" style:font-size-complex="16pt"/>
    </style:style>
    <style:style style:name="P4" style:family="paragraph" style:parent-style-name="Standard">
      <style:text-properties fo:font-size="16pt" officeooo:rsid="000d4163" officeooo:paragraph-rsid="000d4163" style:font-size-asian="16pt" style:font-size-complex="16pt"/>
    </style:style>
    <style:style style:name="P5" style:family="paragraph" style:parent-style-name="Standard" style:list-style-name="L1">
      <style:text-properties fo:font-size="16pt" officeooo:rsid="000b7bb8" officeooo:paragraph-rsid="000b7bb8" style:font-size-asian="16pt" style:font-size-complex="16pt"/>
    </style:style>
    <style:style style:name="P6" style:family="paragraph" style:parent-style-name="Standard">
      <style:text-properties fo:font-size="16pt" officeooo:rsid="000d4163" officeooo:paragraph-rsid="000d4163" style:font-size-asian="16pt" style:font-size-complex="16pt"/>
    </style:style>
    <style:style style:name="P7" style:family="paragraph" style:parent-style-name="Standard">
      <style:text-properties fo:font-size="16pt" officeooo:rsid="000f1979" officeooo:paragraph-rsid="000f1979" style:font-size-asian="16pt" style:font-size-complex="16pt"/>
    </style:style>
    <style:style style:name="T1" style:family="text">
      <style:text-properties officeooo:rsid="000c131a"/>
    </style:style>
    <style:style style:name="T2" style:family="text">
      <style:text-properties officeooo:rsid="0010f7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sta pytań (też można nazwać to zadaniami):</text:p>
      <text:p text:style-name="P1"/>
      <text:p text:style-name="P1">WP - Wordpress</text:p>
      <text:p text:style-name="P1"/>
      <text:list xml:id="list360025096" text:style-name="L1">
        <text:list-item>
          <text:p text:style-name="P5">Co to jest Headless WP</text:p>
        </text:list-item>
        <text:list-item>
          <text:p text:style-name="P5">Jak działa to Headless WP</text:p>
        </text:list-item>
        <text:list-item>
          <text:p text:style-name="P5">Słyszałem o wtyczce WP e Commerce czy czymś takim do robienia sklepów internetowych – co z tym, czy można tego użyć z tym Headless WP</text:p>
        </text:list-item>
        <text:list-item>
          <text:p text:style-name="P5">Stwórz jakieś środowisko Wordpress + ReactJS – nawet podstawowe, jeśli kod będzie działał to wypchnij na githuba</text:p>
        </text:list-item>
        <text:list-item>
          <text:p text:style-name="P5">Jak robić logowanie/rejestrację z tym Headless WP ?</text:p>
        </text:list-item>
        <text:list-item>
          <text:p text:style-name="P5">Stwórz jakiś taki podstawowy sklep internetowy → na Trello oraz na dysku współdzielonym pojawią się informacje (czyt. procedurę „Realizacja zleceń”)</text:p>
        </text:list-item>
      </text:list>
      <text:p text:style-name="P1"/>
      <text:p text:style-name="P1"/>
      <text:p text:style-name="P1"/>
      <text:p text:style-name="P1"/>
      <text:p text:style-name="P1"/>
      <text:p text:style-name="P1"/>
      <text:p text:style-name="P1"/>
      <text:p text:style-name="P1"/>
      <text:p text:style-name="P1"/>
      <text:p text:style-name="P1"/>
      <text:p text:style-name="P2">Headless CMS to CMS stworzony dla programistów frontendu. Składa się z 3 elementów:</text:p>
      <text:p text:style-name="P2"/>
      <text:p text:style-name="P2">- API, które pozwala nam dostać się do tworzonych treści</text:p>
      <text:p text:style-name="P2">- Baza danych</text:p>
      <text:p text:style-name="P2">- Panel Administratora</text:p>
      <text:p text:style-name="P2"/>
      <text:p text:style-name="P3">Kolejną cechą jest brak prezentacji danych, <text:span text:style-name="T1">co pozwala nam </text:span>dowolnie zaprojektować <text:span text:style-name="T1">aplikację</text:span> <text:span text:style-name="T1">gdzie</text:span> nasze dane będą się prezentować.</text:p>
      <text:p text:style-name="P2"/>
      <text:p text:style-name="P2"/>
      <text:p text:style-name="P2"><text:soft-page-break/>HeadlessCMS pozwala nam na tworzenie i zarządzanie treści bez umiejętności programowania w innych językach do tego przeznaczonych, np. PHP. <text:span text:style-name="T1">Stwierdzenie Headless pochodzi od koncepcji odcięcia głowy ( front-end ) od pozostałej części ciała ( back-end )<text:tab/></text:span></text:p>
      <text:p text:style-name="P2"/>
      <text:p text:style-name="P2"/>
      <text:p text:style-name="P4">2. Jak działa HeadlessCMS?</text:p>
      <text:p text:style-name="P4"/>
      <text:p text:style-name="P4">Zwykły CMS służy do zarządzania treścią na stronach internetowych. Jeśli chcielibyśmy użyć tego systemu np. w aplikacji niestety nie jesteśmy w stanie tego zrobić. HeadlessCMS został stworzony w celu komunikacji systemu CMS z innymi językami programowania, które oferują tworzenie aplikacji, programów czy VR. HeadlessCMS posiada swoje API do którego możemy się połączyć za pomocą dowolnego języka programowania który oferuje taką mozliwość. Dzieki temu np. programiści front-endu mogą połączyć się z bazą danych oraz z komponentami CMS za pomocą zapytania HTTP. Api oferuje nie tylko dostęp do danych ale także do różnych pluginów które oferują takie same funkcjonalności jak w zwykłym CMS.</text:p>
      <text:p text:style-name="P4"/>
      <text:p text:style-name="P4"/>
      <text:p text:style-name="P7">3. Woocommerce posiada swoje osobne API, które działa podobnie jak w Wordpresie. Dokumentacja jest dosyć obszerna, także myślę ,że możliwości też są spore.</text:p>
      <text:p text:style-name="P4"/>
      <text:p text:style-name="P7">4. Logowania do WP dokonuję się za pomocą wtyczki, która autoryzuje użytkownika przy logowaniu, rejestracji oraz zmianie danych ( JSON API User ). Wystarczy wysłać odpowiednie zapytanie do serwera i użytkownik zostanie dodany do bazy danych. <text:span text:style-name="T2">Przy logowaniu lepsza wydaję się być wtyczka JWT Authentication, która generuje token autoryzujący logowanie.</text:span></text:p>
      <text:p text:style-name="P7"/>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20:49:59.106170023</meta:creation-date>
    <dc:date>2019-07-19T12:05:38.004000000</dc:date>
    <meta:editing-duration>PT3H6M19S</meta:editing-duration>
    <meta:editing-cycles>3</meta:editing-cycles>
    <meta:generator>LibreOffice/6.1.3.2$Windows_x86 LibreOffice_project/86daf60bf00efa86ad547e59e09d6bb77c699acb</meta:generator>
    <meta:document-statistic meta:table-count="0" meta:image-count="0" meta:object-count="0" meta:page-count="2" meta:paragraph-count="18" meta:word-count="355" meta:character-count="2341" meta:non-whitespace-character-count="2007"/>
  </office:meta>
</office:document-meta>
</file>